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MethodsGuru.ObjectMethodsGur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MethodsGuru.isToStringMethod( 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MethodsGuru.isCompareToMethod( Method 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